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777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67770"/>
    </style:style>
    <style:style style:name="P4" style:family="paragraph" style:parent-style-name="Standard">
      <style:text-properties fo:font-size="14pt" officeooo:paragraph-rsid="0006777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677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paragraph-rsid="000677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06777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🖥️ 1️⃣ </text:span><text:span text:style-name="T3">Overall Application Layout (High-Level UI Wireframe)</text:span><text:line-break/></text:p>
      <text:p text:style-name="Standard">+-------------------------------------------------------------+</text:p>
      <text:p text:style-name="Standard">| <text:s text:c="19"/>📄 DocuGen Pro <text:s text:c="26"/>|</text:p>
      <text:p text:style-name="Standard">+----------------------+--------------------------------------+</text:p>
      <text:p text:style-name="Standard">| <text:s text:c="21"/>| <text:s text:c="37"/>|</text:p>
      <text:p text:style-name="Standard">| <text:s/>📌 Sidebar <text:s text:c="9"/>| <text:s text:c="5"/>Main Content Area <text:s text:c="14"/>|</text:p>
      <text:p text:style-name="Standard">| <text:s/>----------------- <text:s text:c="2"/>| <text:s/>---------------------------------- <text:s/>|</text:p>
      <text:p text:style-name="Standard">| <text:s/>🏠 Home <text:s text:c="12"/>| <text:s text:c="2"/>Dynamic Page Based on Selection <text:s text:c="3"/>|</text:p>
      <text:p text:style-name="Standard">| <text:s/>✨ Generate <text:s text:c="8"/>| <text:s text:c="37"/>|</text:p>
      <text:p text:style-name="Standard">| <text:s/>📚 Library <text:s text:c="9"/>| <text:s text:c="37"/>|</text:p>
      <text:p text:style-name="Standard">| <text:s/>🚀 Publish <text:s text:c="9"/>| <text:s text:c="37"/>|</text:p>
      <text:p text:style-name="Standard">| <text:s text:c="21"/>| <text:s text:c="37"/>|</text:p>
      <text:p text:style-name="Standard">| <text:s/>📊 Quick Stats <text:s text:c="5"/>| <text:s text:c="37"/>|</text:p>
      <text:p text:style-name="Standard">| <text:s/>- Total Docs <text:s text:c="7"/>| <text:s text:c="37"/>|</text:p>
      <text:p text:style-name="Standard">| <text:s/>- Published <text:s text:c="8"/>| <text:s text:c="37"/>|</text:p>
      <text:p text:style-name="P1">| <text:s text:c="21"/>| <text:s text:c="37"/>|<text:line-break/><text:line-break/><text:span text:style-name="T3"><text:line-break/><text:line-break/>🏠 2️⃣ Home Page Wireframe</text:span></text:p>
      <text:p text:style-name="P4"/>
      <text:p text:style-name="P1">+-------------------------------------------------------------+</text:p>
      <text:p text:style-name="P1">| <text:s text:c="13"/>🚀 Welcome to DocuGen Pro <text:s text:c="21"/>|</text:p>
      <text:p text:style-name="P1">| <text:s text:c="7"/>AI-Powered Enterprise Document System <text:s text:c="15"/>|</text:p>
      <text:p text:style-name="P1">+-------------------------------------------------------------+</text:p>
      <text:p text:style-name="P1"/>
      <text:p text:style-name="P1">+------------+------------+------------+------------+</text:p>
      <text:p text:style-name="P1">| Documents <text:s/>| Published <text:s/>| Departments| Doc Types <text:s/>|</text:p>
      <text:p text:style-name="P1">| <text:s text:c="4"/>10 <text:s text:c="4"/>| <text:s text:c="4"/>4 <text:s text:c="5"/>| <text:s text:c="4"/>13 <text:s text:c="4"/>| <text:s text:c="4"/>11 <text:s text:c="4"/>|</text:p>
      <text:p text:style-name="P1">+------------+------------+------------+------------+</text:p>
      <text:p text:style-name="P1"/>
      <text:p text:style-name="P1">---------------------------------------------------------------</text:p>
      <text:p text:style-name="P1">✨ Key Features</text:p>
      <text:p text:style-name="P1"/>
      <text:p text:style-name="P1">+----------------+ <text:s/>+----------------+ <text:s/>+----------------+</text:p>
      <text:p text:style-name="P1">| AI Generation <text:s/>| <text:s/>| Smart Template | <text:s/>| Notion Sync <text:s text:c="3"/>|</text:p>
      <text:p text:style-name="P1">+----------------+ <text:s/>+----------------+ <text:s/>+----------------+</text:p>
      <text:p text:style-name="P1"/>
      <text:p text:style-name="P1">---------------------------------------------------------------</text:p>
      <text:p text:style-name="P1">🎯 Quick Actions</text:p>
      <text:p text:style-name="P1"/>
      <text:p text:style-name="P1">[ Create New Document ] <text:s text:c="4"/>[ Browse Library ]</text:p>
      <text:p text:style-name="P1"/>
      <text:p text:style-name="P1">---------------------------------------------------------------</text:p>
      <text:p text:style-name="P1">🕐 Recent Documents</text:p>
      <text:p text:style-name="P1"/>
      <text:p text:style-name="P1">+-----------------------------------------------------------+</text:p>
      <text:p text:style-name="P1">| Title | Type | Date | Status (Draft/Published) <text:s text:c="9"/>|</text:p>
      <text:p text:style-name="P3">+-----------------------------------------------------------+<text:line-break/><text:line-break/><text:soft-page-break/><text:line-break/><text:line-break/><text:line-break/><text:line-break/><text:line-break/><text:span text:style-name="T3">✨ 3️⃣ Generate Document – Wizard Flow Wireframe</text:span><text:line-break/></text:p>
      <text:p text:style-name="P1">Step 1: Select Type</text:p>
      <text:p text:style-name="P1"/>
      <text:p text:style-name="P1">Progress: [Step 1 → Step 2 → Step 3]</text:p>
      <text:p text:style-name="P1"/>
      <text:p text:style-name="P1">+------------------------------------------+</text:p>
      <text:p text:style-name="P1">| Industry <text:s text:c="4"/>[Dropdown] <text:s text:c="16"/>|</text:p>
      <text:p text:style-name="P1">| Department <text:s text:c="2"/>[Dropdown] <text:s text:c="16"/>|</text:p>
      <text:p text:style-name="P1">| Doc Type <text:s text:c="4"/>[Dropdown] <text:s text:c="16"/>|</text:p>
      <text:p text:style-name="P1">+------------------------------------------+</text:p>
      <text:p text:style-name="P1"/>
      <text:p text:style-name="P1"><text:s text:c="13"/>[ Next: Answer Questions ]<text:line-break/><text:line-break/>Step 2: Answer Questions<text:line-break/></text:p>
      <text:p text:style-name="P1">Progress: [Completed Step 1 ✓ | Step 2 | Step 3]</text:p>
      <text:p text:style-name="P1"/>
      <text:p text:style-name="P1">+------------------------------------------------+</text:p>
      <text:p text:style-name="P1">| Generating: SOP for HR in SaaS <text:s text:c="15"/>|</text:p>
      <text:p text:style-name="P1">+------------------------------------------------+</text:p>
      <text:p text:style-name="P1"/>
      <text:p text:style-name="P1">Q1: Procedure Name?</text:p>
      <text:p text:style-name="P1">[ Text Input ]</text:p>
      <text:p text:style-name="P1"/>
      <text:p text:style-name="P1">Q2: Stakeholders?</text:p>
      <text:p text:style-name="P1">[ MultiSelect ]</text:p>
      <text:p text:style-name="P1"/>
      <text:p text:style-name="P1">Q3: Compliance?</text:p>
      <text:p text:style-name="P1">[ MultiSelect ]</text:p>
      <text:p text:style-name="P1"/>
      <text:p text:style-name="P1">Q4: Objective?</text:p>
      <text:p text:style-name="P1">[ Text Area ]</text:p>
      <text:p text:style-name="P1"/>
      <text:p text:style-name="P3">[ Back ] <text:s text:c="17"/>[ Generate Document ]<text:line-break/><text:line-break/></text:p>
      <text:p text:style-name="P5">Step 3: Generate &amp; Review</text:p>
      <text:p text:style-name="P6"/>
      <text:p text:style-name="P7">Progress: [✓ Step 1 | ✓ Step 2 | Step 3]</text:p>
      <text:p text:style-name="P7"/>
      <text:p text:style-name="P7">Loading...</text:p>
      <text:p text:style-name="P7">[==== Progress Bar ====]</text:p>
      <text:p text:style-name="P7"/>
      <text:p text:style-name="P7">✅ Document Generated Successfully</text:p>
      <text:p text:style-name="P7"/>
      <text:p text:style-name="P7">+------------------------------------------------+</text:p>
      <text:p text:style-name="P7"><text:soft-page-break/>| Title <text:s text:c="41"/>|</text:p>
      <text:p text:style-name="P7">| Type Badge <text:s text:c="36"/>|</text:p>
      <text:p text:style-name="P7">| Industry | Department | Version | Date <text:s text:c="7"/>|</text:p>
      <text:p text:style-name="P7">| Tags <text:s text:c="42"/>|</text:p>
      <text:p text:style-name="P7">+------------------------------------------------+</text:p>
      <text:p text:style-name="P7"/>
      <text:p text:style-name="P7">[ Expand: View Full Content ]</text:p>
      <text:p text:style-name="P7"/>
      <text:p text:style-name="P7">[ Generate Another ] <text:s text:c="3"/>[ Go to Library ]</text:p>
      <text:p text:style-name="P7"/>
      <text:p text:style-name="P5">📚 4️⃣ Document Library Wireframe</text:p>
      <text:p text:style-name="P7"/>
      <text:p text:style-name="P7"/>
      <text:p text:style-name="P7">--------------------------------------------------</text:p>
      <text:p text:style-name="P7">🔍 Filters</text:p>
      <text:p text:style-name="P7"/>
      <text:p text:style-name="P7">Type <text:s text:c="4"/>[MultiSelect]</text:p>
      <text:p text:style-name="P7">Industry [MultiSelect]</text:p>
      <text:p text:style-name="P7">Status <text:s text:c="2"/>[All / Draft / Published]</text:p>
      <text:p text:style-name="P7">Search <text:s text:c="2"/>[Text]</text:p>
      <text:p text:style-name="P7"/>
      <text:p text:style-name="P7">--------------------------------------------------</text:p>
      <text:p text:style-name="P7">Showing 5 of 10 Documents</text:p>
      <text:p text:style-name="P7"/>
      <text:p text:style-name="P7">+--------------------------------------------------------+</text:p>
      <text:p text:style-name="P7">| Title <text:s text:c="49"/>|</text:p>
      <text:p text:style-name="P7">| Type | Industry | Department <text:s text:c="26"/>|</text:p>
      <text:p text:style-name="P7">| Date | Version | Created By <text:s text:c="27"/>|</text:p>
      <text:p text:style-name="P7">| Tags <text:s text:c="50"/>|</text:p>
      <text:p text:style-name="P7">| Status Badge <text:s text:c="41"/>|</text:p>
      <text:p text:style-name="P7">| [View] <text:s/>[Publish] <text:s/>[Delete] <text:s text:c="26"/>|</text:p>
      <text:p text:style-name="P7">+--------------------------------------------------------+</text:p>
      <text:p text:style-name="P7"/>
      <text:p text:style-name="P7">(Repeated per document)</text:p>
      <text:p text:style-name="P7"/>
      <text:p text:style-name="P5">🚀 5️⃣ Publish to Notion Wireframe</text:p>
      <text:p text:style-name="P7"/>
      <text:p text:style-name="P7">--------------------------------------------------</text:p>
      <text:p text:style-name="P7">📊 Stats</text:p>
      <text:p text:style-name="P7"/>
      <text:p text:style-name="P7">Total | Ready to Publish | Published</text:p>
      <text:p text:style-name="P7"/>
      <text:p text:style-name="P7">--------------------------------------------------</text:p>
      <text:p text:style-name="P7">📤 Ready to Publish</text:p>
      <text:p text:style-name="P7"/>
      <text:p text:style-name="P7">[ Publish All to Notion ]</text:p>
      <text:p text:style-name="P7"/>
      <text:p text:style-name="P7">+---------------------------------------------+</text:p>
      <text:p text:style-name="P7">| Document Title <text:s text:c="29"/>|</text:p>
      <text:p text:style-name="P7">| Type | Date <text:s text:c="32"/>|</text:p>
      <text:p text:style-name="P7">| [ Publish ] <text:s text:c="32"/>|</text:p>
      <text:p text:style-name="P7">+---------------------------------------------+</text:p>
      <text:p text:style-name="P7"><text:soft-page-break/></text:p>
      <text:p text:style-name="P7">--------------------------------------------------</text:p>
      <text:p text:style-name="P7">✅ Published Documents</text:p>
      <text:p text:style-name="P7"/>
      <text:p text:style-name="P7">+---------------------------------------------+</text:p>
      <text:p text:style-name="P7">| Title <text:s text:c="38"/>|</text:p>
      <text:p text:style-name="P7">| Status: Published <text:s text:c="26"/>|</text:p>
      <text:p text:style-name="P7">| Notion Page ID <text:s text:c="29"/>|</text:p>
      <text:p text:style-name="P3"><text:span text:style-name="T4">+---------------------------------------------+<text:line-break/><text:line-break/></text:span><text:span text:style-name="T3">System Architecture Wireframe (Technical View)</text:span></text:p>
      <text:p text:style-name="P3"><text:span text:style-name="T3"/></text:p>
      <text:p text:style-name="P7"><text:s text:c="16"/>+----------------------+</text:p>
      <text:p text:style-name="P7"><text:s text:c="16"/>| <text:s text:c="5"/>User (Browser) <text:s/>|</text:p>
      <text:p text:style-name="P7"><text:s text:c="16"/>+----------+-----------+</text:p>
      <text:p text:style-name="P7"><text:s text:c="27"/>|</text:p>
      <text:p text:style-name="P7"><text:s text:c="27"/>v</text:p>
      <text:p text:style-name="P7"><text:s text:c="16"/>+----------------------+</text:p>
      <text:p text:style-name="P7"><text:s text:c="16"/>| <text:s text:c="4"/>Streamlit UI <text:s text:c="4"/>|</text:p>
      <text:p text:style-name="P7"><text:s text:c="16"/>| <text:s/>(DocuGen Frontend) <text:s/>|</text:p>
      <text:p text:style-name="P7"><text:s text:c="16"/>+----------+-----------+</text:p>
      <text:p text:style-name="P7"><text:s text:c="27"/>|</text:p>
      <text:p text:style-name="P7"><text:s text:c="27"/>v</text:p>
      <text:p text:style-name="P7"><text:s text:c="16"/>+----------------------+</text:p>
      <text:p text:style-name="P7"><text:s text:c="16"/>| <text:s text:c="5"/>FastAPI <text:s text:c="8"/>|</text:p>
      <text:p text:style-name="P7"><text:s text:c="16"/>| <text:s/>REST Endpoints <text:s text:c="5"/>|</text:p>
      <text:p text:style-name="P7"><text:s text:c="16"/>+----------+-----------+</text:p>
      <text:p text:style-name="P7"><text:s text:c="27"/>|</text:p>
      <text:p text:style-name="P7"><text:s text:c="8"/>-------------------------------------------</text:p>
      <text:p text:style-name="P7"><text:s text:c="8"/>| <text:s text:c="16"/>| <text:s text:c="22"/>|</text:p>
      <text:p text:style-name="P7"><text:s text:c="8"/>v <text:s text:c="16"/>v <text:s text:c="22"/>v</text:p>
      <text:p text:style-name="P7">+---------------+ <text:s/>+---------------+ <text:s text:c="3"/>+----------------+</text:p>
      <text:p text:style-name="P7">| LangChain <text:s text:c="4"/>| <text:s/>| PostgreSQL <text:s text:c="3"/>| <text:s text:c="3"/>| Notion API <text:s text:c="4"/>|</text:p>
      <text:p text:style-name="P7">| Azure OpenAI <text:s/>| <text:s/>| (JSONB Docs) <text:s/>| <text:s text:c="3"/>| Publish Docs <text:s text:c="2"/>|</text:p>
      <text:p text:style-name="P7">+---------------+ <text:s/>+---------------+ <text:s text:c="3"/>+----------------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6:51:46.077213198</meta:creation-date>
    <dc:date>2026-02-19T17:19:47.792801867</dc:date>
    <meta:editing-duration>PT7M2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31" meta:word-count="566" meta:character-count="5895" meta:non-whitespace-character-count="3707"/>
  </office:meta>
</office:document-meta>
</file>